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94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text:span text:style-name="T1">R</text:span>ow with maximum no. of 1’s in a matrix</text:p>
      <text:p text:style-name="Standard">#include&lt;iostream&gt;</text:p>
      <text:p text:style-name="Standard">using namespace std;</text:p>
      <text:p text:style-name="Standard">int main(){</text:p>
      <text:p text:style-name="Standard"><text:s text:c="4"/>int array[50][50],total_count[50];</text:p>
      <text:p text:style-name="Standard"><text:s text:c="4"/>int r, c, i, j, count = 0;</text:p>
      <text:p text:style-name="Standard"><text:s text:c="4"/>cout&lt;&lt;"Enter number of rows and columns in the matrix: ";</text:p>
      <text:p text:style-name="Standard"><text:s text:c="4"/>cin&gt;&gt;r&gt;&gt;c;</text:p>
      <text:p text:style-name="Standard"><text:s text:c="4"/>cout&lt;&lt;"Enter elements in matrix: ";</text:p>
      <text:p text:style-name="Standard"><text:s text:c="4"/>for(i = 0; i &lt; r; i++){</text:p>
      <text:p text:style-name="Standard"><text:s text:c="8"/>for(j = 0; j &lt; c; j++){</text:p>
      <text:p text:style-name="Standard"><text:s text:c="12"/>cin&gt;&gt;array[i][j];</text:p>
      <text:p text:style-name="Standard"><text:s text:c="12"/>if(array[i][j] == 1){</text:p>
      <text:p text:style-name="Standard"><text:s text:c="16"/>count++;</text:p>
      <text:p text:style-name="Standard"><text:s text:c="12"/>}</text:p>
      <text:p text:style-name="Standard"><text:s text:c="8"/>}</text:p>
      <text:p text:style-name="Standard"><text:s text:c="8"/>total_count[i] = count;</text:p>
      <text:p text:style-name="Standard"><text:s text:c="4"/>}</text:p>
      <text:p text:style-name="Standard"><text:s text:c="4"/>int max = total_count[0];</text:p>
      <text:p text:style-name="Standard"><text:s text:c="4"/>int x= 0;</text:p>
      <text:p text:style-name="Standard"><text:s text:c="4"/>for(i = 0; i &lt; r; i++){</text:p>
      <text:p text:style-name="Standard"><text:s text:c="8"/>if(total_count[i] &gt; max &amp;&amp; total_count[i] != 0){</text:p>
      <text:p text:style-name="Standard"><text:s text:c="12"/>max = total_count[i];</text:p>
      <text:p text:style-name="Standard"><text:s text:c="12"/>x = i;</text:p>
      <text:p text:style-name="Standard"><text:s text:c="8"/>}</text:p>
      <text:p text:style-name="Standard"><text:s text:c="4"/>}</text:p>
      <text:p text:style-name="Standard"><text:s text:c="4"/>total_count[x] == 0 ? cout&lt;&lt;"There is no such row":cout&lt;&lt;"The row with maximum number of 1's is : "&lt;&lt;x;</text:p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48:21.046385454</meta:creation-date>
    <dc:date>2022-07-04T13:49:11.980375412</dc:date>
    <meta:editing-duration>PT51S</meta:editing-duration>
    <meta:editing-cycles>1</meta:editing-cycles>
    <meta:document-statistic meta:table-count="0" meta:image-count="0" meta:object-count="0" meta:page-count="1" meta:paragraph-count="28" meta:word-count="114" meta:character-count="772" meta:non-whitespace-character-count="522"/>
    <meta:generator>LibreOffice/6.4.7.2$Linux_X86_64 LibreOffice_project/40$Build-2</meta:generator>
  </office:meta>
</office:document-meta>
</file>